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3b6" officeooo:paragraph-rsid="001003b6"/>
    </style:style>
    <style:style style:name="P2" style:family="paragraph" style:parent-style-name="Standard">
      <style:text-properties fo:font-size="12pt" officeooo:rsid="00118dcd" officeooo:paragraph-rsid="00118dcd" style:font-size-asian="10.5pt" style:font-size-complex="12pt"/>
    </style:style>
    <style:style style:name="P3" style:family="paragraph" style:parent-style-name="Standard">
      <style:text-properties fo:font-size="12pt" officeooo:rsid="0015ba63" officeooo:paragraph-rsid="0015ba63" style:font-size-asian="10.5pt" style:font-size-complex="12pt"/>
    </style:style>
    <style:style style:name="P4" style:family="paragraph" style:parent-style-name="Standard">
      <style:text-properties fo:font-size="12pt" officeooo:rsid="0020db4f" officeooo:paragraph-rsid="0020db4f" style:font-size-asian="10.5pt" style:font-size-complex="12pt"/>
    </style:style>
    <style:style style:name="P5" style:family="paragraph" style:parent-style-name="Standard">
      <style:text-properties fo:font-size="12pt" officeooo:rsid="0024ba7d" officeooo:paragraph-rsid="0024ba7d" style:font-size-asian="10.5pt" style:font-size-complex="12pt"/>
    </style:style>
    <style:style style:name="P6" style:family="paragraph" style:parent-style-name="Standard">
      <style:text-properties fo:font-size="15pt" officeooo:rsid="001003b6" officeooo:paragraph-rsid="001003b6" style:font-size-asian="15pt" style:font-size-complex="15pt"/>
    </style:style>
    <style:style style:name="P7" style:family="paragraph" style:parent-style-name="Standard">
      <style:text-properties fo:font-size="14pt" officeooo:rsid="0011380f" officeooo:paragraph-rsid="0011380f" style:font-size-asian="12.25pt" style:font-size-complex="14pt"/>
    </style:style>
    <style:style style:name="P8" style:family="paragraph" style:parent-style-name="Standard">
      <style:text-properties officeooo:rsid="0011380f" officeooo:paragraph-rsid="0011380f"/>
    </style:style>
    <style:style style:name="P9" style:family="paragraph" style:parent-style-name="Standard">
      <style:text-properties fo:font-size="16pt" officeooo:rsid="00118dcd" officeooo:paragraph-rsid="00118dcd" style:font-size-asian="14pt" style:font-size-complex="16pt"/>
    </style:style>
    <style:style style:name="P10" style:family="paragraph" style:parent-style-name="Standard">
      <style:text-properties fo:font-size="16pt" officeooo:rsid="00122b95" officeooo:paragraph-rsid="00122b95" style:font-size-asian="14pt" style:font-size-complex="16pt"/>
    </style:style>
    <style:style style:name="P11" style:family="paragraph" style:parent-style-name="Standard">
      <style:text-properties fo:font-size="16pt" officeooo:rsid="001ef687" officeooo:paragraph-rsid="001ef687" style:font-size-asian="14pt" style:font-size-complex="16pt"/>
    </style:style>
    <style:style style:name="P12" style:family="paragraph" style:parent-style-name="Standard">
      <style:text-properties officeooo:rsid="001d2b20" officeooo:paragraph-rsid="001d2b20"/>
    </style:style>
    <style:style style:name="P13" style:family="paragraph" style:parent-style-name="Standard">
      <style:text-properties officeooo:rsid="001d2b20" officeooo:paragraph-rsid="001d2b20"/>
    </style:style>
    <style:style style:name="T1" style:family="text">
      <style:text-properties officeooo:rsid="0017b34d"/>
    </style:style>
    <style:style style:name="T2" style:family="text">
      <style:text-properties officeooo:rsid="0019d7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 <text:s text:c="4"/>COURSE NO: <text:s/>CSE 3212</text:p>
      <text:p text:style-name="P1"/>
      <text:p text:style-name="P1"><text:tab/><text:tab/><text:tab/>Project Name: Compiler design using flex and Bison</text:p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SUBMITTED BY<text:tab/><text:tab/><text:tab/></text:p>
      <text:p text:style-name="P1"/>
      <text:p text:style-name="P1"><text:s text:c="11"/><text:tab/><text:tab/><text:tab/><text:tab/> <text:s text:c="7"/><text:span text:style-name="T1">MD MOSHARAF HOSSAN</text:span></text:p>
      <text:p text:style-name="P1"><text:tab/><text:tab/><text:tab/><text:tab/> </text:p>
      <text:p text:style-name="P1"><text:s text:c="52"/><text:tab/> <text:s/>ROLL:13070<text:span text:style-name="T2">5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INPUT FILE : </text:p>
      <text:p text:style-name="P1"/>
      <text:p text:style-name="P1"/>
      <text:p text:style-name="P1"/>
      <text:p text:style-name="P4">main()</text:p>
      <text:p text:style-name="P4">{</text:p>
      <text:p text:style-name="P4"/>
      <text:p text:style-name="P4"><text:tab/>integer x eq 3 #</text:p>
      <text:p text:style-name="P4"><text:tab/>integer y eq 4 #</text:p>
      <text:p text:style-name="P4"><text:tab/>integer z eq 7 #</text:p>
      <text:p text:style-name="P4"><text:tab/></text:p>
      <text:p text:style-name="P4"><text:tab/>z eq x * 5 + y * 3 #</text:p>
      <text:p text:style-name="P4"><text:tab/>if(2&lt;3) x eq 6 #</text:p>
      <text:p text:style-name="P4"><text:tab/>if (1&lt;2) <text:s/>z eq z + 2 #</text:p>
      <text:p text:style-name="P4"><text:tab/>else <text:s/>z eq 10 #</text:p>
      <text:p text:style-name="P4"><text:tab/></text:p>
      <text:p text:style-name="P4"><text:tab/></text:p>
      <text:p text:style-name="P4">switch ( z) {</text:p>
      <text:p text:style-name="P4"><text:tab/></text:p>
      <text:p text:style-name="P4"><text:tab/><text:tab/>case 5 :</text:p>
      <text:p text:style-name="P4"><text:tab/><text:tab/> <text:s/>y eq y + 5 #</text:p>
      <text:p text:style-name="P4"><text:tab/><text:tab/>case 9 <text:s/>:</text:p>
      <text:p text:style-name="P4"><text:tab/><text:tab/> <text:s/>y eq y + 7 # <text:tab/></text:p>
      <text:p text:style-name="P4"><text:tab/><text:tab/>case 10 :</text:p>
      <text:p text:style-name="P4"><text:tab/><text:tab/> y eq y + 10 #</text:p>
      <text:p text:style-name="P4"><text:tab/><text:tab/>default : </text:p>
      <text:p text:style-name="P4"><text:tab/><text:tab/> <text:s/>y eq y + 4 #</text:p>
      <text:p text:style-name="P4"><text:tab/>}<text:tab/></text:p>
      <text:p text:style-name="P4"><text:tab/></text:p>
      <text:p text:style-name="P4"><text:tab/>integer m eq 10 #</text:p>
      <text:p text:style-name="P4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FLEX FILE :</text:p>
      <text:p text:style-name="P7"/>
      <text:p text:style-name="P7"/>
      <text:p text:style-name="P12"/>
      <text:p text:style-name="P12">%{</text:p>
      <text:p text:style-name="P12"><text:tab/>#include&lt;stdio.h&gt;</text:p>
      <text:p text:style-name="P12"><text:tab/>#include "main.tab.h"</text:p>
      <text:p text:style-name="P12"><text:soft-page-break/><text:tab/>#include&lt;stdlib.h&gt;</text:p>
      <text:p text:style-name="P12"><text:tab/>extern int yylval;</text:p>
      <text:p text:style-name="P12">%}</text:p>
      <text:p text:style-name="P12"/>
      <text:p text:style-name="P12"/>
      <text:p text:style-name="P12"/>
      <text:p text:style-name="P12">%%</text:p>
      <text:p text:style-name="P12"/>
      <text:p text:style-name="P12">[0-9]+<text:tab/>{ </text:p>
      <text:p text:style-name="P12"><text:tab/><text:tab/><text:tab/>yylval = atoi(yytext);</text:p>
      <text:p text:style-name="P12"><text:tab/><text:tab/><text:tab/>return NUM;</text:p>
      <text:p text:style-name="P12"><text:tab/><text:tab/>}</text:p>
      <text:p text:style-name="P12"/>
      <text:p text:style-name="P12">[a-z]<text:tab/>{</text:p>
      <text:p text:style-name="P12"><text:tab/><text:tab/><text:tab/>yylval = *yytext - 'a';</text:p>
      <text:p text:style-name="P12"><text:tab/><text:tab/><text:tab/>return<text:tab/>VAR;</text:p>
      <text:p text:style-name="P12"><text:tab/><text:tab/>}</text:p>
      <text:p text:style-name="P12"/>
      <text:p text:style-name="P12">"if"<text:tab/>{ </text:p>
      <text:p text:style-name="P12"><text:tab/><text:tab/><text:tab/>return IF;</text:p>
      <text:p text:style-name="P12"><text:tab/><text:tab/>}</text:p>
      <text:p text:style-name="P12">"else"<text:tab/>{ </text:p>
      <text:p text:style-name="P12"><text:tab/><text:tab/><text:tab/>return ELSE;<text:tab/></text:p>
      <text:p text:style-name="P12"><text:tab/><text:tab/>}</text:p>
      <text:p text:style-name="P12"/>
      <text:p text:style-name="P12"/>
      <text:p text:style-name="P12">[&lt;&gt;,(){}:] <text:tab/>{</text:p>
      <text:p text:style-name="P12"><text:tab/><text:tab/><text:tab/><text:tab/><text:tab/>yylval = yytext[0];</text:p>
      <text:p text:style-name="P12"><text:tab/><text:tab/><text:tab/><text:tab/><text:tab/>return *yytext;</text:p>
      <text:p text:style-name="P12"><text:tab/><text:tab/><text:tab/><text:tab/>}</text:p>
      <text:p text:style-name="P12"/>
      <text:p text:style-name="P12"/>
      <text:p text:style-name="P12">"#"<text:tab/><text:tab/>{ return ';'<text:tab/><text:tab/>;}</text:p>
      <text:p text:style-name="P12">"/"<text:tab/><text:tab/>{ return '/'<text:tab/><text:tab/>;}</text:p>
      <text:p text:style-name="P12">"-"<text:tab/><text:tab/>{ return '-'<text:tab/><text:tab/>;}</text:p>
      <text:p text:style-name="P12">"*"<text:tab/><text:tab/>{ return '*'<text:tab/><text:tab/>;}</text:p>
      <text:p text:style-name="P12">"+"<text:tab/><text:tab/>{ return '+'<text:tab/><text:tab/>;}</text:p>
      <text:p text:style-name="P12">"eq"<text:tab/>{ return '='<text:tab/><text:tab/>;}</text:p>
      <text:p text:style-name="P12"/>
      <text:p text:style-name="P12">"main" <text:s text:c="4"/>{ return(VOIDMAIN) <text:s/><text:tab/>;}</text:p>
      <text:p text:style-name="P12"/>
      <text:p text:style-name="P12">"print" <text:s/><text:tab/>{ return PRINT <text:tab/><text:tab/>;}</text:p>
      <text:p text:style-name="P12"/>
      <text:p text:style-name="P12">"integer" <text:s text:c="3"/><text:tab/>{ return(INT)<text:tab/><text:tab/>;}</text:p>
      <text:p text:style-name="P12"/>
      <text:p text:style-name="P12">"float" <text:s/><text:tab/>{ return(FLOAT)<text:tab/><text:tab/>;}</text:p>
      <text:p text:style-name="P12"/>
      <text:p text:style-name="P12">"character" <text:s text:c="2"/><text:tab/>{ return(CHAR)<text:tab/><text:tab/>;}</text:p>
      <text:p text:style-name="P12"/>
      <text:p text:style-name="P12"><text:soft-page-break/>"case"<text:tab/><text:tab/>{ return CASE <text:s/><text:tab/><text:tab/>;}</text:p>
      <text:p text:style-name="P12"/>
      <text:p text:style-name="P12">"default" <text:s text:c="7"/>{return DEFAULT<text:tab/>;}</text:p>
      <text:p text:style-name="P12"/>
      <text:p text:style-name="P12">"switch"<text:tab/>{ return SWITCH <text:tab/>;}</text:p>
      <text:p text:style-name="P12"/>
      <text:p text:style-name="P12">[ \t\n]*<text:tab/>;</text:p>
      <text:p text:style-name="P12"/>
      <text:p text:style-name="P12">.<text:tab/>{</text:p>
      <text:p text:style-name="P12"><text:tab/><text:tab/></text:p>
      <text:p text:style-name="P12"><text:tab/><text:tab/>yyerror("Unknown Character.\n");</text:p>
      <text:p text:style-name="P12"><text:tab/>}</text:p>
      <text:p text:style-name="P12">%%</text:p>
      <text:p text:style-name="P12"/>
      <text:p text:style-name="P12">main(){</text:p>
      <text:p text:style-name="P12"><text:tab/>yyin = freopen("in.txt","r",stdin);</text:p>
      <text:p text:style-name="P12"><text:tab/>//yyout = freopen("out.txt","w",stdout);</text:p>
      <text:p text:style-name="P12"><text:tab/>yyparse();</text:p>
      <text:p text:style-name="P12">}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ISON FILE :</text:p>
      <text:p text:style-name="P9"/>
      <text:p text:style-name="P11">/* C Declarations */</text:p>
      <text:p text:style-name="P11"/>
      <text:p text:style-name="P11">%{</text:p>
      <text:p text:style-name="P11"><text:tab/>#include&lt;stdio.h&gt;</text:p>
      <text:p text:style-name="P11"><text:soft-page-break/><text:tab/>#include &lt;math.h&gt;</text:p>
      <text:p text:style-name="P11"><text:s text:c="4"/><text:tab/>#define YYSTYPE int<text:tab/><text:tab/></text:p>
      <text:p text:style-name="P11"><text:tab/>int varinfo1[100],varinfo2[100],varinfo3[100],opara[100] ;</text:p>
      <text:p text:style-name="P11"><text:tab/>int p = 0 ,s= 0;</text:p>
      <text:p text:style-name="P11"><text:tab/></text:p>
      <text:p text:style-name="P11"><text:tab/>int symbolara[26];</text:p>
      <text:p text:style-name="P11"><text:tab/>int freq[26];</text:p>
      <text:p text:style-name="P11"><text:tab/>int if_flag = 1, if_else_flag = 1, check = 1;</text:p>
      <text:p text:style-name="P11"><text:tab/>int value ;</text:p>
      <text:p text:style-name="P11"/>
      <text:p text:style-name="P11"><text:tab/>int f1 = 0 ;</text:p>
      <text:p text:style-name="P11"><text:tab/><text:tab/>int casevalue[100] ;</text:p>
      <text:p text:style-name="P11"><text:tab/>int casestatement[100];</text:p>
      <text:p text:style-name="P11"><text:tab/></text:p>
      <text:p text:style-name="P11"/>
      <text:p text:style-name="P11"><text:tab/>int switchfunc(int i)</text:p>
      <text:p text:style-name="P11"><text:tab/>{</text:p>
      <text:p text:style-name="P11"><text:tab/><text:tab/></text:p>
      <text:p text:style-name="P11"><text:tab/><text:tab/><text:tab/>if(opara[i]==1)</text:p>
      <text:p text:style-name="P11"><text:tab/><text:tab/><text:tab/>symbolara[varinfo1[i]] = symbolara[varinfo2[i]] +varinfo3[i];</text:p>
      <text:p text:style-name="P11"><text:tab/><text:tab/><text:tab/></text:p>
      <text:p text:style-name="P11"><text:tab/><text:tab/><text:tab/>if (opara[i]==2)</text:p>
      <text:p text:style-name="P11"><text:tab/><text:tab/><text:tab/>symbolara[varinfo1[i]] = symbolara[varinfo2[i]] -varinfo3[i];</text:p>
      <text:p text:style-name="P11"><text:tab/><text:tab/><text:tab/></text:p>
      <text:p text:style-name="P11"><text:tab/><text:tab/><text:tab/></text:p>
      <text:p text:style-name="P11"><text:tab/><text:tab/><text:tab/>if (opara[i]==3)</text:p>
      <text:p text:style-name="P11"><text:tab/><text:tab/><text:tab/>symbolara[varinfo1[i]] = symbolara[varinfo2[i]] *varinfo3[i];</text:p>
      <text:p text:style-name="P11"><text:tab/><text:tab/><text:tab/></text:p>
      <text:p text:style-name="P11"><text:tab/><text:tab/><text:tab/>if (opara[i]==4)</text:p>
      <text:p text:style-name="P11"><text:tab/><text:tab/><text:tab/>{</text:p>
      <text:p text:style-name="P11"><text:tab/><text:tab/><text:tab/><text:tab/>symbolara[varinfo1[i]] = symbolara[varinfo2[i]] / varinfo3[i];</text:p>
      <text:p text:style-name="P11"><text:tab/><text:tab/><text:tab/>}</text:p>
      <text:p text:style-name="P11"><text:soft-page-break/><text:tab/><text:tab/>return symbolara[varinfo1[i]] ;</text:p>
      <text:p text:style-name="P11"><text:tab/>}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%}</text:p>
      <text:p text:style-name="P11"/>
      <text:p text:style-name="P11">/* bison declarations */</text:p>
      <text:p text:style-name="P11"><text:s/></text:p>
      <text:p text:style-name="P11">%token NUM VAR IF ELSE VOIDMAIN INT FLOAT CHAR ID PRINT LOOP <text:s/>CASE DEFAULT SWITCH</text:p>
      <text:p text:style-name="P11"/>
      <text:p text:style-name="P11">%nonassoc IFX</text:p>
      <text:p text:style-name="P11"/>
      <text:p text:style-name="P11">%nonassoc ELSE</text:p>
      <text:p text:style-name="P11"/>
      <text:p text:style-name="P11">%left '&lt;' '&gt;'</text:p>
      <text:p text:style-name="P11"/>
      <text:p text:style-name="P11">%left '+' '-'</text:p>
      <text:p text:style-name="P11"/>
      <text:p text:style-name="P11">%left '*' '/'</text:p>
      <text:p text:style-name="P11"/>
      <text:p text:style-name="P11">/* Grammar rules and actions follow. <text:s/>*/</text:p>
      <text:p text:style-name="P11"/>
      <text:p text:style-name="P11">%%</text:p>
      <text:p text:style-name="P11"/>
      <text:p text:style-name="P11">program: VOIDMAIN '(' ')' '{' bstatement '}' //{printf("void main function");}</text:p>
      <text:p text:style-name="P11"><text:tab/>;</text:p>
      <text:p text:style-name="P11"/>
      <text:p text:style-name="P11"/>
      <text:p text:style-name="P11"/>
      <text:p text:style-name="P11"/>
      <text:p text:style-name="P11"/>
      <text:p text:style-name="P11">bstatement: /* empty */ <text:s text:c="2"/><text:tab/><text:tab/><text:tab/>//{printf("start\n");}</text:p>
      <text:p text:style-name="P11"><text:soft-page-break/><text:s text:c="10"/>| bstatement statement<text:tab/><text:tab/>//{printf("b s \n");}</text:p>
      <text:p text:style-name="P11"><text:s text:c="10"/>;</text:p>
      <text:p text:style-name="P11"/>
      <text:p text:style-name="P11"/>
      <text:p text:style-name="P11"/>
      <text:p text:style-name="P11"/>
      <text:p text:style-name="P11">statement: ';'<text:tab/><text:tab/><text:tab/><text:tab/><text:tab/>//{printf("sem\n");}</text:p>
      <text:p text:style-name="P11"/>
      <text:p text:style-name="P11"><text:s text:c="4"/><text:tab/>| declaration ';'<text:tab/><text:tab/><text:tab/>//{printf("d sem\n");}</text:p>
      <text:p text:style-name="P11"/>
      <text:p text:style-name="P11"><text:tab/>| expression ';' <text:tab/><text:tab/><text:tab/>{ </text:p>
      <text:p text:style-name="P11"><text:tab/><text:tab/><text:tab/><text:tab/><text:tab/><text:tab/><text:tab/>/*if(check == 0)</text:p>
      <text:p text:style-name="P11"><text:tab/><text:tab/><text:tab/><text:tab/><text:tab/><text:tab/><text:tab/>{</text:p>
      <text:p text:style-name="P11"><text:tab/><text:tab/><text:tab/><text:tab/><text:tab/><text:tab/><text:tab/><text:tab/>printf("value of expression: %d\n", $1);</text:p>
      <text:p text:style-name="P11"><text:tab/><text:tab/><text:tab/><text:tab/><text:tab/><text:tab/><text:tab/>}*/<text:tab/><text:tab/><text:tab/><text:tab/><text:tab/><text:tab/><text:tab/></text:p>
      <text:p text:style-name="P11"><text:tab/><text:tab/><text:tab/><text:tab/><text:tab/><text:tab/>}</text:p>
      <text:p text:style-name="P11">;</text:p>
      <text:p text:style-name="P11"><text:tab/></text:p>
      <text:p text:style-name="P11"><text:tab/>| <text:s/>SWITCH '(' expression ')' <text:s/>'{' <text:s/>caseinstructions <text:s/>'}' <text:tab/> {</text:p>
      <text:p text:style-name="P11"><text:tab/></text:p>
      <text:p text:style-name="P11"><text:tab/><text:tab/><text:tab/><text:tab/><text:tab/><text:tab/><text:tab/><text:tab/>value = $3 ;</text:p>
      <text:p text:style-name="P11"><text:tab/><text:tab/><text:tab/><text:tab/><text:tab/><text:tab/><text:tab/><text:tab/></text:p>
      <text:p text:style-name="P11"><text:tab/><text:tab/><text:tab/><text:tab/><text:tab/><text:tab/><text:tab/><text:tab/>int v =0 ;</text:p>
      <text:p text:style-name="P11"><text:tab/><text:tab/><text:tab/><text:tab/><text:tab/><text:tab/><text:tab/><text:tab/>int f2 = 1 ;</text:p>
      <text:p text:style-name="P11"><text:tab/><text:tab/><text:tab/><text:tab/><text:tab/><text:tab/><text:tab/><text:tab/></text:p>
      <text:p text:style-name="P11"><text:tab/><text:tab/><text:tab/><text:tab/><text:tab/><text:tab/><text:tab/><text:tab/></text:p>
      <text:p text:style-name="P11"><text:tab/><text:tab/><text:tab/><text:tab/><text:tab/><text:tab/><text:tab/><text:tab/></text:p>
      <text:p text:style-name="P11"><text:tab/><text:tab/><text:tab/><text:tab/><text:tab/><text:tab/><text:tab/><text:tab/>for ( v=0;v&lt;p;v++)</text:p>
      <text:p text:style-name="P11"><text:tab/><text:tab/><text:tab/><text:tab/><text:tab/><text:tab/><text:tab/><text:tab/>{</text:p>
      <text:p text:style-name="P11"><text:tab/><text:tab/><text:tab/><text:tab/><text:tab/><text:tab/><text:tab/><text:tab/></text:p>
      <text:p text:style-name="P11"><text:tab/><text:tab/><text:tab/><text:tab/><text:tab/><text:tab/><text:tab/><text:tab/><text:tab/>if (value == casevalue[v] )</text:p>
      <text:p text:style-name="P11"><text:tab/><text:tab/><text:tab/><text:tab/><text:tab/><text:tab/><text:tab/><text:tab/><text:tab/>{</text:p>
      <text:p text:style-name="P11"><text:tab/><text:tab/><text:tab/><text:tab/><text:tab/><text:tab/><text:tab/><text:tab/><text:tab/><text:tab/></text:p>
      <text:p text:style-name="P11"><text:tab/><text:tab/><text:tab/><text:tab/><text:tab/><text:tab/><text:tab/><text:tab/><text:tab/><text:tab/>printf("result of evaluation is : <text:s/>%d\n",switchfunc(v) );<text:tab/></text:p>
      <text:p text:style-name="P11"><text:soft-page-break/><text:tab/><text:tab/><text:tab/><text:tab/><text:tab/><text:tab/><text:tab/><text:tab/><text:tab/><text:tab/></text:p>
      <text:p text:style-name="P11"><text:tab/><text:tab/><text:tab/><text:tab/><text:tab/><text:tab/><text:tab/><text:tab/><text:tab/><text:tab/>f2 =0 ;</text:p>
      <text:p text:style-name="P11"><text:tab/><text:tab/><text:tab/><text:tab/><text:tab/><text:tab/><text:tab/><text:tab/><text:tab/><text:tab/>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<text:tab/></text:p>
      <text:p text:style-name="P11"><text:tab/><text:tab/><text:tab/><text:tab/><text:tab/><text:tab/><text:tab/> <text:s text:c="3"/>}</text:p>
      <text:p text:style-name="P11"><text:tab/><text:tab/><text:tab/><text:tab/><text:tab/><text:tab/><text:tab/><text:tab/></text:p>
      <text:p text:style-name="P11"><text:tab/><text:tab/><text:tab/><text:tab/><text:tab/><text:tab/><text:tab/><text:tab/>if (f2==1) {</text:p>
      <text:p text:style-name="P11"><text:tab/><text:tab/><text:tab/><text:tab/><text:tab/><text:tab/><text:tab/><text:tab/></text:p>
      <text:p text:style-name="P11"><text:tab/><text:tab/><text:tab/><text:tab/><text:tab/><text:tab/><text:tab/><text:tab/><text:tab/>printf("default value is : %d\n",switchfunc(p));</text:p>
      <text:p text:style-name="P11"><text:tab/><text:tab/><text:tab/><text:tab/><text:tab/><text:tab/><text:tab/><text:tab/></text:p>
      <text:p text:style-name="P11"><text:tab/><text:tab/><text:tab/><text:tab/><text:tab/><text:tab/><text:tab/><text:tab/>}</text:p>
      <text:p text:style-name="P11"><text:tab/><text:tab/><text:tab/><text:tab/><text:tab/><text:tab/><text:tab/>}</text:p>
      <text:p text:style-name="P11">;</text:p>
      <text:p text:style-name="P11"/>
      <text:p text:style-name="P11"/>
      <text:p text:style-name="P11"><text:tab/>| IF '(' expression ')' statement %prec IFX <text:s/>{</text:p>
      <text:p text:style-name="P11"><text:tab/><text:tab/><text:tab/><text:tab/><text:tab/><text:tab/><text:tab/><text:tab/>if($3)</text:p>
      <text:p text:style-name="P11"><text:tab/><text:tab/><text:tab/><text:tab/><text:tab/><text:tab/><text:tab/><text:tab/>{</text:p>
      <text:p text:style-name="P11"><text:tab/><text:tab/><text:tab/><text:tab/><text:tab/><text:tab/><text:tab/><text:tab/><text:tab/>//printf("\nonly if true and value: %d",$3);</text:p>
      <text:p text:style-name="P11"><text:tab/><text:tab/><text:tab/><text:tab/><text:tab/><text:tab/><text:tab/><text:tab/><text:tab/>printf("\nvalue of expression in if: %d\n",$5);</text:p>
      <text:p text:style-name="P11"><text:tab/><text:tab/><text:tab/><text:tab/><text:tab/><text:tab/><text:tab/><text:tab/><text:tab/>//if_else_flag = 0;</text:p>
      <text:p text:style-name="P11"><text:tab/><text:tab/><text:tab/><text:tab/><text:tab/><text:tab/><text:tab/><text:tab/><text:tab/>if_flag = 1;</text:p>
      <text:p text:style-name="P11"><text:tab/><text:tab/><text:tab/><text:tab/><text:tab/><text:tab/><text:tab/><text:tab/><text:tab/>check = 1;</text:p>
      <text:p text:style-name="P11"><text:tab/><text:tab/><text:tab/><text:tab/><text:tab/><text:tab/><text:tab/><text:tab/>}</text:p>
      <text:p text:style-name="P11"><text:tab/><text:tab/><text:tab/><text:tab/><text:tab/><text:tab/><text:tab/><text:tab/></text:p>
      <text:p text:style-name="P11"><text:tab/><text:tab/><text:tab/><text:tab/><text:tab/><text:tab/><text:tab/><text:tab/>else</text:p>
      <text:p text:style-name="P11"><text:tab/><text:tab/><text:tab/><text:tab/><text:tab/><text:tab/><text:tab/><text:tab/>{</text:p>
      <text:p text:style-name="P11"><text:tab/><text:tab/><text:tab/><text:tab/><text:tab/><text:tab/><text:tab/><text:tab/><text:tab/>if(if_flag == 1)</text:p>
      <text:p text:style-name="P11"><text:tab/><text:tab/><text:tab/><text:tab/><text:tab/><text:tab/><text:tab/><text:tab/><text:tab/>{</text:p>
      <text:p text:style-name="P11"><text:tab/><text:tab/><text:tab/><text:tab/><text:tab/><text:tab/><text:tab/><text:tab/><text:tab/><text:tab/>printf("condition value zero in IF block\n");</text:p>
      <text:p text:style-name="P11"><text:tab/><text:tab/><text:tab/><text:tab/><text:tab/><text:tab/><text:tab/><text:tab/><text:tab/><text:tab/>if_flag = 0;</text:p>
      <text:p text:style-name="P11"><text:soft-page-break/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check = 1;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}</text:p>
      <text:p text:style-name="P11"><text:tab/><text:tab/><text:tab/><text:tab/><text:tab/><text:tab/><text:tab/><text:tab/></text:p>
      <text:p text:style-name="P11"><text:tab/><text:tab/><text:tab/><text:tab/><text:tab/><text:tab/><text:tab/>}</text:p>
      <text:p text:style-name="P11"/>
      <text:p text:style-name="P11"/>
      <text:p text:style-name="P11"/>
      <text:p text:style-name="P11"><text:tab/>| IF '(' expression ')' statement ELSE statement {</text:p>
      <text:p text:style-name="P11"><text:tab/><text:tab/><text:tab/><text:tab/><text:tab/><text:tab/><text:tab/><text:tab/> <text:tab/>if($3 <text:s/>)</text:p>
      <text:p text:style-name="P11"><text:tab/><text:tab/><text:tab/><text:tab/><text:tab/><text:tab/><text:tab/><text:tab/><text:tab/>{</text:p>
      <text:p text:style-name="P11"><text:tab/><text:tab/><text:tab/><text:tab/><text:tab/><text:tab/><text:tab/><text:tab/><text:tab/><text:tab/>if_flag = 0;</text:p>
      <text:p text:style-name="P11"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//printf("\nonly else if true and value: %d",$3);</text:p>
      <text:p text:style-name="P11"><text:tab/><text:tab/><text:tab/><text:tab/><text:tab/><text:tab/><text:tab/><text:tab/><text:tab/><text:tab/>printf("\nvalue of expression in if: %d\n",$5);</text:p>
      <text:p text:style-name="P11"><text:tab/><text:tab/><text:tab/><text:tab/><text:tab/><text:tab/><text:tab/><text:tab/><text:tab/><text:tab/>check = 1;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<text:tab/>else</text:p>
      <text:p text:style-name="P11"><text:tab/><text:tab/><text:tab/><text:tab/><text:tab/><text:tab/><text:tab/><text:tab/><text:tab/>{<text:tab/></text:p>
      <text:p text:style-name="P11"><text:tab/><text:tab/><text:tab/><text:tab/><text:tab/><text:tab/><text:tab/><text:tab/><text:tab/><text:tab/>if(if_else_flag == 1)</text:p>
      <text:p text:style-name="P11"><text:tab/><text:tab/><text:tab/><text:tab/><text:tab/><text:tab/><text:tab/><text:tab/><text:tab/><text:tab/>{</text:p>
      <text:p text:style-name="P11"><text:tab/><text:tab/><text:tab/><text:tab/><text:tab/><text:tab/><text:tab/><text:tab/><text:tab/><text:tab/><text:tab/>check = 1;</text:p>
      <text:p text:style-name="P11"><text:tab/><text:tab/><text:tab/><text:tab/><text:tab/><text:tab/><text:tab/><text:tab/><text:tab/><text:tab/><text:tab/>if_flag = 0;</text:p>
      <text:p text:style-name="P11"><text:tab/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<text:tab/>//printf("\nonly else else true");</text:p>
      <text:p text:style-name="P11"><text:tab/><text:tab/><text:tab/><text:tab/><text:tab/><text:tab/><text:tab/><text:tab/><text:tab/><text:tab/><text:tab/>printf("\nvalue of expression in else: %d\n",$7);</text:p>
      <text:p text:style-name="P11"><text:tab/><text:tab/><text:tab/><text:tab/><text:tab/><text:tab/><text:tab/><text:tab/><text:tab/><text:tab/>}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 <text:s text:c="2"/>}</text:p>
      <text:p text:style-name="P11"/>
      <text:p text:style-name="P11">;</text:p>
      <text:p text:style-name="P11"><text:soft-page-break/><text:tab/></text:p>
      <text:p text:style-name="P11"><text:tab/><text:tab/><text:tab/><text:tab/><text:tab/><text:tab/><text:tab/><text:tab/><text:tab/><text:tab/> <text:s text:c="2"/></text:p>
      <text:p text:style-name="P11"/>
      <text:p text:style-name="P11"/>
      <text:p text:style-name="P11"><text:tab/>| '{' statement_list '}'<text:tab/>{ $$ = $2; }</text:p>
      <text:p text:style-name="P11"><text:tab/>;</text:p>
      <text:p text:style-name="P11"/>
      <text:p text:style-name="P11"/>
      <text:p text:style-name="P11"/>
      <text:p text:style-name="P11"/>
      <text:p text:style-name="P11">dowork : <text:s text:c="3"/>VAR '=' VAR '+' NUM ';' <text:s/>{</text:p>
      <text:p text:style-name="P11"><text:tab/><text:tab/><text:tab/><text:tab/><text:tab/>varinfo1[s] = $1 <text:tab/>;</text:p>
      <text:p text:style-name="P11"><text:tab/><text:tab/><text:tab/><text:tab/><text:tab/>varinfo2[s] = $3 <text:tab/>;</text:p>
      <text:p text:style-name="P11"><text:tab/><text:tab/><text:tab/><text:tab/><text:tab/>varinfo3[s] = $5<text:tab/>;</text:p>
      <text:p text:style-name="P11"><text:tab/><text:tab/><text:tab/><text:tab/><text:tab/>opara[s] = 1 <text:s text:c="3"/>;</text:p>
      <text:p text:style-name="P11"><text:tab/><text:tab/><text:tab/><text:tab/><text:tab/>s++ ;</text:p>
      <text:p text:style-name="P11"><text:tab/><text:tab/><text:tab/><text:tab/>}</text:p>
      <text:p text:style-name="P11"><text:tab/></text:p>
      <text:p text:style-name="P11"><text:tab/></text:p>
      <text:p text:style-name="P11"><text:tab/>| VAR '=' VAR '-' NUM ';' {</text:p>
      <text:p text:style-name="P11"><text:tab/><text:tab/><text:tab/><text:tab/></text:p>
      <text:p text:style-name="P11"><text:tab/><text:tab/><text:tab/><text:tab/><text:tab/>varinfo1[s] = $1 <text:tab/>;</text:p>
      <text:p text:style-name="P11"><text:tab/><text:tab/><text:tab/><text:tab/><text:tab/>varinfo2[s] = $3 <text:tab/>;</text:p>
      <text:p text:style-name="P11"><text:tab/><text:tab/><text:tab/><text:tab/><text:tab/>varinfo3[s] = $5<text:tab/>;</text:p>
      <text:p text:style-name="P11"><text:tab/><text:tab/><text:tab/><text:tab/><text:tab/>opara[s] = 2 <text:s text:c="3"/>;</text:p>
      <text:p text:style-name="P11"><text:tab/><text:tab/><text:tab/><text:tab/><text:tab/>s++ ;</text:p>
      <text:p text:style-name="P11"><text:tab/><text:tab/><text:tab/><text:tab/><text:tab/></text:p>
      <text:p text:style-name="P11"><text:tab/><text:tab/><text:tab/><text:tab/>}</text:p>
      <text:p text:style-name="P11"><text:tab/></text:p>
      <text:p text:style-name="P11"><text:tab/></text:p>
      <text:p text:style-name="P11"><text:tab/>| VAR '=' VAR '*' NUM <text:s/>';'{</text:p>
      <text:p text:style-name="P11"><text:tab/><text:tab/><text:tab/><text:tab/></text:p>
      <text:p text:style-name="P11"><text:tab/><text:tab/><text:tab/><text:tab/><text:tab/>varinfo1[s] = $1 <text:tab/>;</text:p>
      <text:p text:style-name="P11"><text:tab/><text:tab/><text:tab/><text:tab/><text:tab/>varinfo2[s] = $3 <text:tab/>;</text:p>
      <text:p text:style-name="P11"><text:tab/><text:tab/><text:tab/><text:tab/><text:tab/>varinfo3[s] = $5<text:tab/>;</text:p>
      <text:p text:style-name="P11"><text:tab/><text:tab/><text:tab/><text:tab/><text:tab/>opara[s] = 3 <text:s text:c="3"/>;</text:p>
      <text:p text:style-name="P11"><text:soft-page-break/><text:tab/><text:tab/><text:tab/><text:tab/><text:tab/>s++ ;</text:p>
      <text:p text:style-name="P11"><text:tab/><text:tab/><text:tab/><text:tab/>}</text:p>
      <text:p text:style-name="P11"><text:tab/></text:p>
      <text:p text:style-name="P11"><text:tab/></text:p>
      <text:p text:style-name="P11"><text:tab/>| VAR '=' VAR '/' NUM ';'{</text:p>
      <text:p text:style-name="P11"><text:tab/><text:tab/><text:tab/><text:tab/></text:p>
      <text:p text:style-name="P11"><text:tab/><text:tab/><text:tab/><text:tab/><text:tab/>varinfo1[s] = $1 <text:tab/>;</text:p>
      <text:p text:style-name="P11"><text:tab/><text:tab/><text:tab/><text:tab/><text:tab/>varinfo2[s] = $3 <text:tab/>;</text:p>
      <text:p text:style-name="P11"><text:tab/><text:tab/><text:tab/><text:tab/><text:tab/>varinfo3[s] = $5<text:tab/>;</text:p>
      <text:p text:style-name="P11"><text:tab/><text:tab/><text:tab/><text:tab/><text:tab/>opara[s] = 4 <text:s text:c="3"/>;</text:p>
      <text:p text:style-name="P11"><text:tab/><text:tab/><text:tab/><text:tab/><text:tab/>s++ ;</text:p>
      <text:p text:style-name="P11"><text:tab/><text:tab/><text:tab/><text:tab/>}</text:p>
      <text:p text:style-name="P11"/>
      <text:p text:style-name="P11">;</text:p>
      <text:p text:style-name="P11"/>
      <text:p text:style-name="P11"/>
      <text:p text:style-name="P11"><text:tab/><text:tab/> </text:p>
      <text:p text:style-name="P11"/>
      <text:p text:style-name="P11"/>
      <text:p text:style-name="P11"><text:tab/><text:tab/> </text:p>
      <text:p text:style-name="P11">declaration: TYPE ID1<text:tab/><text:tab/><text:tab/><text:tab/></text:p>
      <text:p text:style-name="P11"><text:s text:c="10"/>;</text:p>
      <text:p text:style-name="P11"/>
      <text:p text:style-name="P11"/>
      <text:p text:style-name="P11">TYPE : INT<text:tab/><text:tab/><text:tab/><text:tab/><text:tab/><text:tab/><text:tab/>//{printf("int\n");}</text:p>
      <text:p text:style-name="P11"><text:s text:c="5"/>| FLOAT<text:tab/><text:tab/><text:tab/><text:tab/><text:tab/><text:tab/><text:tab/>//{printf("flt\n");}</text:p>
      <text:p text:style-name="P11"><text:s text:c="5"/>| CHAR<text:tab/><text:tab/><text:tab/><text:tab/><text:tab/><text:tab/><text:tab/>//{printf("char\n");}</text:p>
      <text:p text:style-name="P11"><text:s text:c="5"/>;</text:p>
      <text:p text:style-name="P11"/>
      <text:p text:style-name="P11">ID1: <text:tab/>ID1 ',' expression { <text:s/></text:p>
      <text:p text:style-name="P11"><text:s text:c="23"/>if (freq[$3]==0) freq[$3]++;</text:p>
      <text:p text:style-name="P11"><text:s text:c="23"/>else printf("this was declared before "); </text:p>
      <text:p text:style-name="P11"><text:tab/> <text:s text:c="16"/>}</text:p>
      <text:p text:style-name="P11"><text:s text:c="3"/><text:tab/></text:p>
      <text:p text:style-name="P11"><text:tab/>| expression <text:s text:c="2"/>{</text:p>
      <text:p text:style-name="P11"><text:s text:c="18"/>if (freq[$1]==0) freq[$1]++;</text:p>
      <text:p text:style-name="P11"><text:soft-page-break/><text:s text:c="18"/>else printf("this was declared before "); </text:p>
      <text:p text:style-name="P11"><text:tab/> <text:s text:c="11"/></text:p>
      <text:p text:style-name="P11"><text:tab/> <text:s text:c="11"/>}</text:p>
      <text:p text:style-name="P11"><text:s text:c="3"/>;</text:p>
      <text:p text:style-name="P11"><text:tab/></text:p>
      <text:p text:style-name="P11"><text:tab/></text:p>
      <text:p text:style-name="P11">statement_list: statement_list statement<text:tab/><text:tab/>//{printf("inside if or else up\n");}</text:p>
      <text:p text:style-name="P11"/>
      <text:p text:style-name="P11"><text:tab/><text:tab/>|statement<text:tab/><text:tab/></text:p>
      <text:p text:style-name="P11"><text:tab/><text:tab/><text:tab/><text:tab/>{ $$ = $1; <text:s text:c="2"/>// printf("inside if or else down\n");</text:p>
      <text:p text:style-name="P11"><text:tab/><text:tab/><text:tab/><text:tab/> }</text:p>
      <text:p text:style-name="P11"><text:tab/><text:tab/>;</text:p>
      <text:p text:style-name="P11"/>
      <text:p text:style-name="P11"/>
      <text:p text:style-name="P11">expression: <text:tab/>NUM<text:tab/><text:tab/><text:tab/><text:tab/>{ $$ = $1; <text:tab/>}</text:p>
      <text:p text:style-name="P11"/>
      <text:p text:style-name="P11"><text:tab/><text:tab/>| VAR<text:tab/><text:tab/><text:tab/><text:tab/>{ $$ = symbolara[$1]; //printf("e:var %d \n",$1);</text:p>
      <text:p text:style-name="P11"><text:tab/><text:tab/><text:tab/><text:tab/><text:tab/><text:tab/>}</text:p>
      <text:p text:style-name="P11"/>
      <text:p text:style-name="P11"><text:tab/><text:tab/>| VAR '=' expression <text:tab/><text:tab/>{ </text:p>
      <text:p text:style-name="P11"><text:tab/><text:tab/><text:tab/><text:tab/><text:tab/><text:tab/><text:tab/>$$ = $3 ; </text:p>
      <text:p text:style-name="P11"><text:tab/><text:tab/><text:tab/><text:tab/><text:tab/><text:tab/><text:tab/>symbolara[$1] = $3; </text:p>
      <text:p text:style-name="P11"><text:tab/><text:tab/><text:tab/><text:tab/><text:tab/><text:tab/><text:tab/>printf("var = exp Value of the variable: %d hash \t\n",$3);</text:p>
      <text:p text:style-name="P11"><text:tab/><text:tab/><text:tab/><text:tab/><text:tab/><text:tab/>}</text:p>
      <text:p text:style-name="P11"/>
      <text:p text:style-name="P11"><text:tab/><text:tab/>| expression '+' expression<text:tab/>{ $$ = $1 + $3; }</text:p>
      <text:p text:style-name="P11"/>
      <text:p text:style-name="P11"><text:tab/><text:tab/>| expression '-' expression<text:tab/>{ $$ = $1 - $3; }</text:p>
      <text:p text:style-name="P11"/>
      <text:p text:style-name="P11"><text:tab/><text:tab/>| expression '*' expression<text:tab/>{ $$ = $1 * $3; }</text:p>
      <text:p text:style-name="P11"/>
      <text:p text:style-name="P11"><text:tab/><text:tab/>| expression '/' expression<text:tab/>{ <text:tab/>if($3) </text:p>
      <text:p text:style-name="P11"><text:tab/><text:tab/><text:tab/><text:tab/> <text:s/><text:tab/><text:tab/>{</text:p>
      <text:p text:style-name="P11"><text:soft-page-break/><text:tab/><text:tab/><text:tab/><text:tab/> <text:s text:c="4"/><text:tab/><text:tab/><text:tab/>$$ = $1 / $3;</text:p>
      <text:p text:style-name="P11"><text:tab/><text:tab/><text:tab/><text:tab/> <text:s/><text:tab/><text:tab/>}</text:p>
      <text:p text:style-name="P11"><text:tab/><text:tab/><text:tab/><text:tab/> <text:s/><text:tab/><text:tab/>else</text:p>
      <text:p text:style-name="P11"><text:tab/><text:tab/><text:tab/><text:tab/> <text:s/><text:tab/><text:tab/>{</text:p>
      <text:p text:style-name="P11"><text:tab/><text:tab/><text:tab/><text:tab/><text:tab/><text:tab/><text:tab/>$$ = 0;</text:p>
      <text:p text:style-name="P11"><text:tab/><text:tab/><text:tab/><text:tab/><text:tab/><text:tab/><text:tab/>printf("\ndivision by zero\t");</text:p>
      <text:p text:style-name="P11"><text:tab/><text:tab/><text:tab/><text:tab/> <text:s/><text:tab/><text:tab/>} <text:tab/></text:p>
      <text:p text:style-name="P11"><text:tab/><text:tab/><text:tab/><text:tab/> <text:s text:c="3"/><text:tab/>}</text:p>
      <text:p text:style-name="P11"/>
      <text:p text:style-name="P11"><text:tab/><text:tab/>| expression '&lt;' expression<text:tab/>{ $$ = $1 &lt; $3 <text:s/>;} </text:p>
      <text:p text:style-name="P11"/>
      <text:p text:style-name="P11"><text:tab/><text:tab/>| expression '&gt;' expression<text:tab/>{ $$ = $1 &gt; $3 <text:s/>;}</text:p>
      <text:p text:style-name="P11"/>
      <text:p text:style-name="P11"><text:tab/><text:tab/>| '(' expression ')'<text:tab/><text:tab/>{ $$ = $2<text:tab/>;}</text:p>
      <text:p text:style-name="P11"><text:tab/><text:tab/>;</text:p>
      <text:p text:style-name="P11"><text:tab/><text:tab/></text:p>
      <text:p text:style-name="P11"/>
      <text:p text:style-name="P11">caseinstructions : steps caseinstructions <text:tab/><text:tab/> <text:s text:c="5"/>{</text:p>
      <text:p text:style-name="P11"><text:tab/><text:tab/><text:tab/><text:tab/><text:tab/><text:tab/><text:tab/><text:tab/><text:tab/>}</text:p>
      <text:p text:style-name="P11"><text:tab/>| DEFAULT ':' dowork {</text:p>
      <text:p text:style-name="P11"><text:tab/><text:tab/></text:p>
      <text:p text:style-name="P11"><text:tab/><text:tab/><text:tab/>//printf("in default\n");</text:p>
      <text:p text:style-name="P11"><text:tab/><text:tab/><text:tab/></text:p>
      <text:p text:style-name="P11"><text:tab/>}</text:p>
      <text:p text:style-name="P11"><text:tab/>;</text:p>
      <text:p text:style-name="P11">steps : CASE NUM ':' <text:s/>dowork <text:s/>{</text:p>
      <text:p text:style-name="P11"><text:tab/><text:tab/><text:tab/><text:tab/><text:tab/>casevalue[p] = $2 ;</text:p>
      <text:p text:style-name="P11"><text:tab/><text:tab/><text:tab/><text:tab/><text:tab/></text:p>
      <text:p text:style-name="P11"><text:tab/><text:tab/><text:tab/><text:tab/><text:tab/>p++ ;<text:tab/><text:tab/><text:tab/><text:tab/><text:tab/><text:tab/></text:p>
      <text:p text:style-name="P11"><text:tab/><text:tab/><text:tab/>}</text:p>
      <text:p text:style-name="P11"><text:tab/><text:tab/>;<text:tab/><text:tab/><text:tab/></text:p>
      <text:p text:style-name="P11"><text:tab/><text:tab/></text:p>
      <text:p text:style-name="P11">%%</text:p>
      <text:p text:style-name="P11"/>
      <text:p text:style-name="P11">int yywrap()</text:p>
      <text:p text:style-name="P11">{</text:p>
      <text:p text:style-name="P11"><text:soft-page-break/>return 1;</text:p>
      <text:p text:style-name="P11">}</text:p>
      <text:p text:style-name="P11"/>
      <text:p text:style-name="P11"/>
      <text:p text:style-name="P11"/>
      <text:p text:style-name="P11">yyerror(char *s){</text:p>
      <text:p text:style-name="P11"><text:tab/>printf( "%s\n", s);</text:p>
      <text:p text:style-name="P11">}</text:p>
      <text:p text:style-name="P2"/>
      <text:p text:style-name="P2"/>
      <text:p text:style-name="P2"/>
      <text:p text:style-name="P10">OUTPUT FILE :</text:p>
      <text:p text:style-name="P10"/>
      <text:p text:style-name="P3"/>
      <text:p text:style-name="P5">var = exp Value of the variable: 3 hash <text:tab/></text:p>
      <text:p text:style-name="P5">var = exp Value of the variable: 4 hash <text:tab/></text:p>
      <text:p text:style-name="P5">var = exp Value of the variable: 7 hash <text:tab/></text:p>
      <text:p text:style-name="P5">var = exp Value of the variable: 27 hash <text:tab/></text:p>
      <text:p text:style-name="P5">var = exp Value of the variable: 6 hash <text:tab/></text:p>
      <text:p text:style-name="P5"/>
      <text:p text:style-name="P5">value of expression in if: 6</text:p>
      <text:p text:style-name="P5">var = exp Value of the variable: 29 hash <text:tab/></text:p>
      <text:p text:style-name="P5">var = exp Value of the variable: 10 hash <text:tab/></text:p>
      <text:p text:style-name="P5"/>
      <text:p text:style-name="P5">value of expression in if: 29</text:p>
      <text:p text:style-name="P5">result of evaluation is : <text:s/>14</text:p>
      <text:p text:style-name="P5">var = exp Value of the variable: 10 hash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43:24.755675671</meta:creation-date>
    <dc:date>2017-01-09T13:52:59.938414125</dc:date>
    <meta:editing-duration>PT25M55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14" meta:paragraph-count="356" meta:word-count="1039" meta:character-count="6931" meta:non-whitespace-character-count="4508"/>
  </office:meta>
</office:document-meta>
</file>